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Matrix7" text:continue-numbering="true" text:continue-list="list_ButtonMatrix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Matrix8" text:continue-numbering="true" text:continue-list="list_ButtonMatrix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Matrix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10" text:continue-numbering="true" text:continue-list="list_ButtonMatrix8"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ButtonMatrix11" text:continue-numbering="true" text:continue-list="list_ButtonMatrix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2" text:continue-numbering="true" text:continue-list="list_ButtonMatrix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4" text:continue-numbering="true" text:continue-list="list_ButtonMatrix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5" text:continue-numbering="true" text:continue-list="list_ButtonMatrix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7" text:continue-numbering="true" text:continue-list="list_ButtonMatrix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8" text:continue-numbering="true" text:continue-list="list_ButtonMatrix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20" text:continue-numbering="true" text:continue-list="list_ButtonMatrix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21" text:continue-numbering="true" text:continue-list="list_ButtonMatrix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Matrix23" text:continue-numbering="true" text:continue-list="list_ButtonMatrix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Matrix24" text:continue-numbering="true" text:continue-list="list_ButtonMatrix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25" text:continue-numbering="true" text:continue-list="list_ButtonMatrix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6" text:continue-numbering="true" text:continue-list="list_ButtonMatrix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7" text:continue-numbering="true" text:continue-list="list_ButtonMatrix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8" text:continue-numbering="true" text:continue-list="list_ButtonMatrix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9" text:continue-numbering="true" text:continue-list="list_ButtonMatrix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30" text:continue-numbering="true" text:continue-list="list_ButtonMatrix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31" text:continue-numbering="true" text:continue-list="list_ButtonMatrix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32" text:continue-numbering="true" text:continue-list="list_ButtonMatrix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33" text:continue-numbering="true" text:continue-list="list_ButtonMatrix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34" text:continue-numbering="true" text:continue-list="list_ButtonMatrix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5" text:continue-numbering="true" text:continue-list="list_ButtonMatrix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6" text:continue-numbering="true" text:continue-list="list_ButtonMatrix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7" text:continue-numbering="true" text:continue-list="list_ButtonMatrix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8" text:continue-numbering="true" text:continue-list="list_ButtonMatrix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9" text:continue-numbering="true" text:continue-list="list_ButtonMatrix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40" text:continue-numbering="true" text:continue-list="list_ButtonMatrix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41" text:continue-numbering="true" text:continue-list="list_ButtonMatrix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42" text:continue-numbering="true" text:continue-list="list_ButtonMatrix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43" text:continue-numbering="true" text:continue-list="list_ButtonMatrix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44" text:continue-numbering="true" text:continue-list="list_ButtonMatrix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5" text:continue-numbering="true" text:continue-list="list_ButtonMatrix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6" text:continue-numbering="true" text:continue-list="list_ButtonMatrix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7" text:continue-numbering="true" text:continue-list="list_ButtonMatrix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8" text:continue-numbering="true" text:continue-list="list_ButtonMatrix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9" text:continue-numbering="true" text:continue-list="list_ButtonMatrix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50" text:continue-numbering="true" text:continue-list="list_ButtonMatrix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52" text:continue-numbering="true" text:continue-list="list_ButtonMatrix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Matrix54" text:continue-numbering="true" text:continue-list="list_ButtonMatrix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Matrix56" text:continue-numbering="true" text:continue-list="list_ButtonMatrix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58" text:continue-numbering="true" text:continue-list="list_ButtonMatrix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9" text:continue-numbering="true" text:continue-list="list_ButtonMatrix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60" text:continue-numbering="true" text:continue-list="list_ButtonMatrix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61" text:continue-numbering="true" text:continue-list="list_ButtonMatrix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62" text:continue-numbering="true" text:continue-list="list_ButtonMatrix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63" text:continue-numbering="true" text:continue-list="list_ButtonMatrix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Matrix64" text:continue-numbering="true" text:continue-list="list_ButtonMatrix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ButtonMatrix65" text:continue-numbering="true" text:continue-list="list_ButtonMatrix64"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66" text:continue-numbering="true" text:continue-list="list_ButtonMatrix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68" text:continue-numbering="true" text:continue-list="list_ButtonMatrix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69" text:continue-numbering="true" text:continue-list="list_ButtonMatrix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70" text:continue-numbering="true" text:continue-list="list_ButtonMatrix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